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8f55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1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1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1" fo:font-size="20pt" fo:font-style="italic" fo:font-weight="bold" officeooo:rsid="002b93ca" officeooo:paragraph-rsid="002b93ca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1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14pt" officeooo:rsid="0029a65f" officeooo:paragraph-rsid="0029a65f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14pt" fo:font-style="italic" fo:font-weight="bold" officeooo:rsid="003221b5" officeooo:paragraph-rsid="003221b5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able_20_Contents">
      <style:text-properties style:font-name="Arial1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able_20_Contents">
      <style:text-properties style:font-name="Arial1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 style:list-style-name="L1">
      <style:text-properties officeooo:paragraph-rsid="0029a65f"/>
    </style:style>
    <style:style style:name="P12" style:family="paragraph" style:parent-style-name="Standard" style:list-style-name="L2">
      <style:text-properties style:font-name="Arial1" fo:font-size="16pt" fo:font-style="italic" fo:font-weight="bold" officeooo:rsid="001fe870" officeooo:paragraph-rsid="0029a65f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3221b5" style:font-style-asian="normal" style:font-weight-asian="normal" style:font-style-complex="normal" style:font-weight-complex="normal"/>
    </style:style>
    <style:style style:name="T4" style:family="text">
      <style:text-properties style:font-name="Arial1" fo:font-size="16pt" fo:font-style="italic" style:text-underline-style="none" fo:font-weight="bold" officeooo:rsid="003221b5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1" fo:font-size="16pt" fo:font-style="italic" officeooo:rsid="001fe870" style:font-size-asian="16pt" style:font-style-asian="italic" style:font-size-complex="16pt" style:font-style-complex="italic"/>
    </style:style>
    <style:style style:name="T6" style:family="text">
      <style:text-properties officeooo:rsid="002b93ca"/>
    </style:style>
    <style:style style:name="T7" style:family="text">
      <style:text-properties officeooo:rsid="003221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 <text:span text:style-name="T6">5.05 </text:span>– <text:span text:style-name="T1">Gerenciar Atendimentos – </text:span></text:p>
      <text:p text:style-name="P5"><text:s text:c="17"/>Gerenciar Requisições de <text:s text:c="11"/><text:tab/><text:tab/><text:tab/><text:tab/> <text:s text:c="3"/>Agendamentos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9">Como <text:span text:style-name="T2">Administrador</text:span></text:p>
            <text:p text:style-name="P10">Eu quero <text:span text:style-name="T3">listar requisições de atendimento</text:span></text:p>
            <text:p text:style-name="P10">De modo que <text:span text:style-name="T2">eu possa </text:span><text:span text:style-name="T3">aceitá-las ou rejeitá-las</text:span></text:p>
          </table:table-cell>
        </table:table-row>
      </table:table>
      <text:p text:style-name="P1"/>
      <text:p text:style-name="P1"/>
      <text:p text:style-name="P3">Detalhes de Implementação:</text:p>
      <text:p text:style-name="P6"/>
      <text:p text:style-name="P2"/>
      <text:list xml:id="list133020115" text:style-name="L1">
        <text:list-item>
          <text:p text:style-name="P11"><text:span text:style-name="T4">Ações</text:span><text:span text:style-name="T5">:<text:line-break/></text:span></text:p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8">Listar Agendamentos em situação “Em Requisição”</text:p>
          </table:table-cell>
        </table:table-row>
        <table:table-row>
          <table:table-cell table:style-name="Tabela3.A2" office:value-type="string">
            <text:p text:style-name="P7"><text:s text:c="5"/><text:span text:style-name="T7">Exibir na tela inicial de Agendamentos, um botão “Listar Requisições de Agendamento” que irá listar agendamentos na situação “Em Requisição”, nesta lista, possibilitar a aceitação/rejeição da requisição através do botão “Aceitar”/”Rejeitar” exibido em cada linha da lista de requisição de agendamentos</text:span></text:p>
          </table:table-cell>
        </table:table-row>
      </table:table>
      <text:list xml:id="list1725382697" text:style-name="L2">
        <text:list-header>
          <text:p text:style-name="P12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6T19:12:29.830000000</dc:date>
    <meta:editing-duration>PT48M40S</meta:editing-duration>
    <meta:editing-cycles>18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10" meta:word-count="77" meta:character-count="603" meta:non-whitespace-character-count="491"/>
  </office:meta>
</office:document-meta>
</file>